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d95" officeooo:paragraph-rsid="00121d95"/>
    </style:style>
    <style:style style:name="P2" style:family="paragraph" style:parent-style-name="Standard">
      <style:paragraph-properties fo:text-align="center" style:justify-single-word="false"/>
      <style:text-properties officeooo:rsid="00121d95" officeooo:paragraph-rsid="00121d95"/>
    </style:style>
    <style:style style:name="P3" style:family="paragraph" style:parent-style-name="Standard">
      <style:paragraph-properties fo:text-align="center" style:justify-single-word="false"/>
      <style:text-properties officeooo:rsid="00121d95" officeooo:paragraph-rsid="01bf4725"/>
    </style:style>
    <style:style style:name="P4" style:family="paragraph" style:parent-style-name="Standard">
      <style:text-properties officeooo:rsid="00d6f6d2" officeooo:paragraph-rsid="00158fb4"/>
    </style:style>
    <style:style style:name="P5" style:family="paragraph" style:parent-style-name="Standard">
      <style:paragraph-properties fo:text-align="center" style:justify-single-word="false"/>
      <style:text-properties officeooo:paragraph-rsid="01bf4725"/>
    </style:style>
    <style:style style:name="P6" style:family="paragraph" style:parent-style-name="Standard">
      <style:text-properties style:font-name="Arial" fo:font-size="12pt" fo:font-weight="bold" officeooo:paragraph-rsid="00121d9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21d95" officeooo:paragraph-rsid="01bf4725"/>
    </style:style>
    <style:style style:name="T1" style:family="text">
      <style:text-properties officeooo:rsid="00121d95"/>
    </style:style>
    <style:style style:name="T2" style:family="text">
      <style:text-properties officeooo:rsid="01c2ce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HW</text:span><text:span text:style-name="T2">2</text:span><text:span text:style-name="T1"> <text:s/>Report <text:s text:c="3"/></text:span></text:p>
      <text:p text:style-name="P3"/>
      <text:p text:style-name="P3"/>
      <text:p text:style-name="P1"/>
      <text:p text:style-name="P6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body_7e_LT_7e_Gliederung_20_1" style:display-name="Title and body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body_7e_LT_7e_Gliederung_20_2" style:display-name="Title and body~LT~Gliederung 2" style:family="paragraph" style:parent-style-name="Title_20_and_20_body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3" style:display-name="Title and body~LT~Gliederung 3" style:family="paragraph" style:parent-style-name="Title_20_and_20_body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body_7e_LT_7e_Gliederung_20_4" style:display-name="Title and body~LT~Gliederung 4" style:family="paragraph" style:parent-style-name="Title_20_and_20_body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body_7e_LT_7e_Gliederung_20_5" style:display-name="Title and body~LT~Gliederung 5" style:family="paragraph" style:parent-style-name="Title_20_and_20_body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6" style:display-name="Title and body~LT~Gliederung 6" style:family="paragraph" style:parent-style-name="Title_20_and_20_body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7" style:display-name="Title and body~LT~Gliederung 7" style:family="paragraph" style:parent-style-name="Title_20_and_20_body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8" style:display-name="Title and body~LT~Gliederung 8" style:family="paragraph" style:parent-style-name="Title_20_and_20_body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9" style:display-name="Title and body~LT~Gliederung 9" style:family="paragraph" style:parent-style-name="Title_20_and_20_body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Titel" style:display-name="Title and body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body_7e_LT_7e_Untertitel" style:display-name="Title and bod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body_7e_LT_7e_Notizen" style:display-name="Title and body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body_7e_LT_7e_Hintergrundobjekte" style:display-name="Title and bod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body_7e_LT_7e_Hintergrund" style:display-name="Title and bod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2:28:35.334666584</meta:creation-date>
    <meta:generator>LibreOffice/6.4.7.2$Linux_X86_64 LibreOffice_project/40$Build-2</meta:generator>
    <dc:date>2022-10-02T13:42:11.156069030</dc:date>
    <meta:editing-duration>P5DT11H48M32S</meta:editing-duration>
    <meta:editing-cycles>290</meta:editing-cycles>
    <meta:document-statistic meta:table-count="0" meta:image-count="0" meta:object-count="0" meta:page-count="1" meta:paragraph-count="1" meta:word-count="2" meta:character-count="15" meta:non-whitespace-character-count="9"/>
  </office:meta>
</office:document-meta>
</file>